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1cm" svg:height="1.2cm" svg:x="2.999cm" svg:y="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999cm" svg:y="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3.399cm" svg:y="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199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2.599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3.999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799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19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99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799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6cm" svg:height="6.2cm" svg:x="1.79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3.245cm" svg:height="0.962cm" svg:x="4.399cm" svg:y="3cm">
          <draw:text-box>
            <text:p>Herbivore</text:p>
          </draw:text-box>
        </draw:frame>
        <draw:frame draw:style-name="gr3" draw:layer="layout" svg:width="3.249cm" svg:height="0.962cm" svg:x="11.951cm" svg:y="0.4cm">
          <draw:text-box>
            <text:p>Organism</text:p>
          </draw:text-box>
        </draw:frame>
        <draw:custom-shape draw:style-name="gr1" draw:text-style-name="P1" draw:layer="layout" svg:width="1cm" svg:height="1.2cm" svg:x="8.6cm" svg:y="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9.4cm" svg:y="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8.8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8.6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4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0cm" svg:height="9.2cm" svg:x="1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437cm" svg:height="0.962cm" svg:x="8.363cm" svg:y="1.8cm">
          <draw:text-box>
            <text:p>Animal</text:p>
          </draw:text-box>
        </draw:frame>
        <draw:custom-shape draw:style-name="gr1" draw:text-style-name="P1" draw:layer="layout" svg:width="1cm" svg:height="1.2cm" svg:x="13.4cm" svg:y="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1cm" svg:y="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9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0.8cm" svg:y="10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1.8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1.6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2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12.2cm" svg:y="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6cm" svg:height="13.2cm" svg:x="0.2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3.245cm" svg:height="0.962cm" svg:x="17.8cm" svg:y="4.638cm">
          <draw:text-box>
            <text:p>Herbivore</text:p>
          </draw:text-box>
        </draw:frame>
        <draw:frame draw:style-name="gr2" draw:layer="layout" svg:width="3.245cm" svg:height="0.962cm" svg:x="21.755cm" svg:y="4.638cm">
          <draw:text-box>
            <text:p>Carnivore</text:p>
          </draw:text-box>
        </draw:frame>
        <draw:frame draw:style-name="gr2" draw:layer="layout" svg:width="2.437cm" svg:height="0.962cm" svg:x="20.2cm" svg:y="2.838cm">
          <draw:text-box>
            <text:p>Animal</text:p>
          </draw:text-box>
        </draw:frame>
        <draw:frame draw:style-name="gr2" draw:layer="layout" svg:width="1.946cm" svg:height="0.962cm" svg:x="22.654cm" svg:y="2.801cm">
          <draw:text-box>
            <text:p>Plant</text:p>
          </draw:text-box>
        </draw:frame>
        <draw:frame draw:style-name="gr4" draw:layer="layout" svg:width="3.146cm" svg:height="0.963cm" svg:x="24.6cm" svg:y="2.8cm">
          <draw:text-box>
            <text:p>Fungi</text:p>
          </draw:text-box>
        </draw:frame>
        <draw:frame draw:style-name="gr3" draw:layer="layout" svg:width="3.249cm" svg:height="0.962cm" svg:x="22cm" svg:y="0.838cm">
          <draw:text-box>
            <text:p>Organism</text:p>
          </draw:text-box>
        </draw:frame>
        <draw:line draw:style-name="gr5" draw:text-style-name="P1" draw:layer="layout" svg:x1="19.8cm" svg:y1="4.638cm" svg:x2="21cm" svg:y2="3.8cm">
          <text:p/>
        </draw:line>
        <draw:line draw:style-name="gr5" draw:text-style-name="P1" draw:layer="layout" svg:x1="22.6cm" svg:y1="4.638cm" svg:x2="21.4cm" svg:y2="3.8cm">
          <text:p/>
        </draw:line>
        <draw:line draw:style-name="gr5" draw:text-style-name="P1" draw:layer="layout" svg:x1="21.4cm" svg:y1="2.838cm" svg:x2="23.2cm" svg:y2="1.8cm">
          <text:p/>
        </draw:line>
        <draw:line draw:style-name="gr5" draw:text-style-name="P1" draw:layer="layout" svg:x1="23.6cm" svg:y1="2.801cm" svg:x2="23.6cm" svg:y2="1.8cm">
          <text:p/>
        </draw:line>
        <draw:line draw:style-name="gr5" draw:text-style-name="P1" draw:layer="layout" svg:x1="25.4cm" svg:y1="2.8cm" svg:x2="24cm" svg:y2="1.8cm">
          <text:p/>
        </draw:line>
        <draw:line draw:style-name="gr5" draw:text-style-name="P1" draw:layer="layout" svg:x1="20cm" svg:y1="8.6cm" svg:x2="26.8cm" svg:y2="8.6cm">
          <text:p/>
        </draw:line>
        <draw:frame draw:style-name="gr3" draw:text-style-name="P2" draw:layer="layout" svg:width="4.316cm" svg:height="0.806cm" svg:x="20.6cm" svg:y="7.8cm">
          <draw:text-box>
            <text:p text:style-name="P2"><text:span text:style-name="T1">is a (subClassOf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4-09-01T15:49:49</meta:creation-date>
    <dc:date>2014-09-01T16:19:56</dc:date>
    <dc:creator>Mikel Aranguren</dc:creator>
    <meta:editing-duration>PT1M24S</meta:editing-duration>
    <meta:editing-cycles>3</meta:editing-cycles>
    <meta:generator>LibreOffice/3.5$Linux_X86_64 LibreOffice_project/350m1$Build-2</meta:generator>
    <meta:document-statistic meta:object-count="65"/>
  </office:meta>
</office:document-meta>
</file>